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ightSans" svg:font-family="FreightSans"/>
    <style:font-face style:name="IBMPlexMono" svg:font-family="IBMPlexMono, SFMono-Regular, Menlo, Monaco, Consolas, 'Liberation Mono', 'Courier New', monospace"/>
    <style:font-face style:name="Lato" svg:font-family="Lato, proxima-nova, 'Helvetica Neue', Arial, sans-serif"/>
    <style:font-face style:name="Lohit Devanagari1" svg:font-family="'Lohit Devanagari'"/>
    <style:font-face style:name="Roboto Slab" svg:font-family="'Roboto Slab', ff-tisa-web-pro, Georgia, Arial, sans-serif"/>
    <style:font-face style:name="SFMono-Regular" svg:font-family="SFMono-Regular, Menlo, Monaco, Consolas, 'Liberation Mono', 'Courier New', 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2b26" officeooo:paragraph-rsid="001b2b26"/>
    </style:style>
    <style:style style:name="P2" style:family="paragraph" style:parent-style-name="Standard">
      <style:text-properties officeooo:rsid="001b2b26" officeooo:paragraph-rsid="001cb702" fo:background-color="#add58a"/>
    </style:style>
    <style:style style:name="P3" style:family="paragraph" style:parent-style-name="Standard">
      <style:text-properties officeooo:rsid="001cb702" officeooo:paragraph-rsid="001cb702" fo:background-color="#add58a"/>
    </style:style>
    <style:style style:name="P4" style:family="paragraph" style:parent-style-name="Standard">
      <style:text-properties officeooo:paragraph-rsid="001cb702"/>
    </style:style>
    <style:style style:name="P5" style:family="paragraph" style:parent-style-name="Standard">
      <style:text-properties fo:font-size="13pt" officeooo:rsid="001cb702" officeooo:paragraph-rsid="001cb702" fo:background-color="#add58a" style:font-size-asian="13pt" style:font-size-complex="13pt"/>
    </style:style>
    <style:style style:name="P6" style:family="paragraph" style:parent-style-name="Standard">
      <style:text-properties fo:font-size="13pt" officeooo:rsid="002143c3" officeooo:paragraph-rsid="002143c3" fo:background-color="transparent" style:font-size-asian="13pt" style:font-size-complex="13pt"/>
    </style:style>
    <style:style style:name="P7" style:family="paragraph" style:parent-style-name="Text_20_body">
      <style:text-properties fo:font-variant="normal" fo:text-transform="none" fo:color="#404040" style:font-name="Lato" fo:font-size="12pt" fo:letter-spacing="normal" fo:font-style="normal" fo:font-weight="normal" officeooo:rsid="001cb702" officeooo:paragraph-rsid="001cb702" fo:background-color="#add58a" style:font-size-asian="13pt" style:font-size-complex="13pt"/>
    </style:style>
    <style:style style:name="P8" style:family="paragraph" style:parent-style-name="Text_20_body">
      <style:paragraph-properties fo:margin-left="0in" fo:margin-right="0in" fo:margin-top="0in" fo:margin-bottom="0.25in" loext:contextual-spacing="false" style:line-height-at-least="0.25in" fo:orphans="2" fo:widows="2" fo:text-indent="0in" style:auto-text-indent="false"/>
      <style:text-properties fo:font-variant="normal" fo:text-transform="none" fo:color="#404040" style:font-name="Lato" fo:font-size="12pt" fo:letter-spacing="normal" fo:font-style="normal" fo:font-weight="normal"/>
    </style:style>
    <style:style style:name="P9" style:family="paragraph" style:parent-style-name="Text_20_body">
      <style:paragraph-properties fo:margin-left="0in" fo:margin-right="0in" fo:margin-top="0in" fo:margin-bottom="0.25in" loext:contextual-spacing="false" style:line-height-at-least="0.25in" fo:orphans="2" fo:widows="2" fo:text-indent="0in" style:auto-text-indent="false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line-height="140%" fo:orphans="2" fo:widows="2" fo:text-indent="0in" style:auto-text-indent="false" fo:padding="0in" fo:border="none"/>
      <style:text-properties fo:font-variant="normal" fo:text-transform="none" fo:color="#404040" style:font-name="SFMono-Regular" fo:font-size="9pt" fo:letter-spacing="normal" fo:font-style="normal" fo:font-weight="normal" fo:background-color="#f8f8f8" loext:padding="0in" loext:border="none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line-height="140%" fo:orphans="2" fo:widows="2" fo:text-indent="0in" style:auto-text-indent="false" fo:padding="0in" fo:border="none"/>
      <style:text-properties fo:font-variant="normal" fo:text-transform="none" fo:color="#404040" style:font-name="SFMono-Regular" fo:font-size="9pt" fo:letter-spacing="normal" fo:font-style="normal" fo:font-weight="normal" fo:background-color="#add58a" loext:padding="0in" loext:border="none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line-height="140%" fo:orphans="2" fo:widows="2" fo:text-indent="0in" style:auto-text-indent="false" fo:padding="0in" fo:border="none"/>
      <style:text-properties fo:font-variant="normal" fo:text-transform="none" fo:color="#404040" style:font-name="SFMono-Regular" fo:font-size="9pt" fo:letter-spacing="normal" fo:font-style="normal" fo:font-weight="normal" officeooo:paragraph-rsid="002143c3" fo:background-color="#add58a" loext:padding="0in" loext:border="none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line-height="140%" fo:orphans="2" fo:widows="2" fo:text-indent="0in" style:auto-text-indent="false" fo:padding="0in" fo:border="none"/>
      <style:text-properties fo:font-variant="normal" fo:text-transform="none" fo:color="#ce181e" style:font-name="SFMono-Regular" fo:font-size="9pt" fo:letter-spacing="normal" fo:font-style="normal" fo:font-weight="normal" fo:background-color="#f8f8f8" loext:padding="0in" loext:border="none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line-height="140%" fo:orphans="2" fo:widows="2" fo:text-indent="0in" style:auto-text-indent="false" fo:padding="0in" fo:border="none"/>
      <style:text-properties fo:font-variant="normal" fo:text-transform="none" fo:color="#ce181e" style:font-name="SFMono-Regular" fo:font-size="9pt" fo:letter-spacing="normal" fo:font-style="normal" fo:font-weight="normal" officeooo:rsid="001b2b26" officeooo:paragraph-rsid="001b2b26" fo:background-color="#f8f8f8" loext:padding="0in" loext:border="none"/>
    </style:style>
    <style:style style:name="P15" style:family="paragraph" style:parent-style-name="Preformatted_20_Text">
      <style:paragraph-properties fo:margin-left="0in" fo:margin-right="0in" fo:margin-top="0in" fo:margin-bottom="0in" loext:contextual-spacing="false" fo:line-height="140%" fo:orphans="2" fo:widows="2" fo:text-indent="0in" style:auto-text-indent="false" fo:padding="0in" fo:border="none"/>
      <style:text-properties fo:font-variant="normal" fo:text-transform="none" fo:color="#408080" style:font-name="SFMono-Regular" fo:font-size="9pt" fo:letter-spacing="normal" fo:font-style="italic" fo:font-weight="normal" fo:background-color="#f8f8f8" loext:padding="0in" loext:border="none"/>
    </style:style>
    <style:style style:name="P16" style:family="paragraph" style:parent-style-name="Preformatted_20_Text">
      <style:paragraph-properties fo:margin-top="0in" fo:margin-bottom="0in" loext:contextual-spacing="false" fo:line-height="140%" fo:orphans="2" fo:widows="2" fo:padding="0in" fo:border="none"/>
      <style:text-properties fo:font-variant="normal" fo:text-transform="none" fo:color="#404040" style:font-name="SFMono-Regular" fo:font-size="9pt" fo:letter-spacing="normal" fo:font-style="normal" fo:font-weight="normal" fo:background-color="#add58a" loext:padding="0in" loext:border="none"/>
    </style:style>
    <style:style style:name="P17" style:family="paragraph" style:parent-style-name="Preformatted_20_Text">
      <style:paragraph-properties fo:margin-top="0in" fo:margin-bottom="0in" loext:contextual-spacing="false" fo:line-height="140%" fo:orphans="2" fo:widows="2" fo:padding="0in" fo:border="none"/>
      <style:text-properties fo:font-variant="normal" fo:text-transform="none" fo:color="#404040" fo:letter-spacing="normal" fo:background-color="#f8f8f8" loext:padding="0in" loext:border="none"/>
    </style:style>
    <style:style style:name="P18" style:family="paragraph" style:parent-style-name="Preformatted_20_Text">
      <style:paragraph-properties fo:margin-top="0in" fo:margin-bottom="0in" loext:contextual-spacing="false" fo:line-height="140%" fo:orphans="2" fo:widows="2" fo:padding="0in" fo:border="none"/>
      <style:text-properties fo:font-variant="normal" fo:text-transform="none" fo:color="#404040" fo:letter-spacing="normal" officeooo:paragraph-rsid="002143c3" fo:background-color="#add58a" loext:padding="0in" loext:border="none"/>
    </style:style>
    <style:style style:name="P19" style:family="paragraph" style:parent-style-name="Preformatted_20_Text">
      <style:paragraph-properties fo:margin-top="0in" fo:margin-bottom="0in" loext:contextual-spacing="false" fo:line-height="140%" fo:orphans="2" fo:widows="2" fo:padding="0in" fo:border="none"/>
      <style:text-properties fo:font-variant="normal" fo:text-transform="none" fo:color="#404040" fo:font-size="13pt" fo:letter-spacing="normal" officeooo:rsid="002143c3" officeooo:paragraph-rsid="002143c3" fo:background-color="#add58a" style:font-size-asian="13pt" style:font-size-complex="13pt" loext:padding="0in" loext:border="none"/>
    </style:style>
    <style:style style:name="P20" style:family="paragraph" style:parent-style-name="Preformatted_20_Text">
      <style:paragraph-properties fo:margin-top="0in" fo:margin-bottom="0in" loext:contextual-spacing="false" fo:line-height="140%" fo:orphans="2" fo:widows="2" fo:padding="0in" fo:border="none"/>
      <style:text-properties fo:font-variant="normal" fo:text-transform="none" fo:color="#404040" fo:font-size="13pt" fo:letter-spacing="normal" officeooo:rsid="002322d4" officeooo:paragraph-rsid="002322d4" fo:background-color="#add58a" style:font-size-asian="13pt" style:font-size-complex="13pt" loext:padding="0in" loext:border="none"/>
    </style:style>
    <style:style style:name="P21" style:family="paragraph" style:parent-style-name="Preformatted_20_Text">
      <loext:graphic-properties draw:fill="solid" draw:fill-color="#f3f4f7" draw:opacity="100%"/>
      <style:paragraph-properties fo:margin-top="0in" fo:margin-bottom="0.0972in" loext:contextual-spacing="false" fo:line-height="131%" fo:text-align="start" style:justify-single-word="false" fo:orphans="2" fo:widows="2" fo:background-color="#f3f4f7"/>
    </style:style>
    <style:style style:name="P22" style:family="paragraph" style:parent-style-name="Heading_20_2">
      <style:text-properties fo:font-variant="normal" fo:text-transform="none" fo:color="#404040" style:font-name="Roboto Slab" fo:font-size="18pt" fo:letter-spacing="normal" fo:font-style="normal" fo:font-weight="bold" officeooo:rsid="001b2b26" officeooo:paragraph-rsid="001b2b26"/>
    </style:style>
    <style:style style:name="P23" style:family="paragraph" style:parent-style-name="Heading_20_2">
      <style:text-properties fo:font-variant="normal" fo:text-transform="none" fo:color="#404040" style:font-name="Roboto Slab" fo:font-size="18pt" fo:letter-spacing="normal" fo:font-style="normal" fo:font-weight="bold" officeooo:rsid="001cb702" officeooo:paragraph-rsid="001cb702" fo:background-color="#add58a" style:font-size-asian="13pt" style:font-size-complex="13pt"/>
    </style:style>
    <style:style style:name="P24" style:family="paragraph" style:parent-style-name="Heading_20_5">
      <style:paragraph-properties fo:margin-left="0in" fo:margin-right="0in" fo:margin-top="0in" fo:margin-bottom="0in" loext:contextual-spacing="false" fo:line-height="140%" fo:orphans="2" fo:widows="2" fo:text-indent="0in" style:auto-text-indent="false" fo:padding="0in" fo:border="none"/>
      <style:text-properties fo:font-variant="normal" fo:text-transform="none" fo:color="#262626" style:font-name="FreightSans" fo:font-size="9pt" fo:letter-spacing="normal" fo:font-style="normal" fo:font-weight="bold" officeooo:rsid="001b2b26" officeooo:paragraph-rsid="001b2b26" fo:background-color="#f8f8f8" loext:padding="0in" loext:border="none"/>
    </style:style>
    <style:style style:name="T1" style:family="text">
      <style:text-properties officeooo:rsid="001b2b26"/>
    </style:style>
    <style:style style:name="T2" style:family="text">
      <style:text-properties fo:color="#19177c"/>
    </style:style>
    <style:style style:name="T3" style:family="text">
      <style:text-properties fo:color="#666666"/>
    </style:style>
    <style:style style:name="T4" style:family="text">
      <style:text-properties fo:color="#666666" style:font-name="SFMono-Regular" fo:font-size="9pt" fo:font-style="normal" fo:font-weight="normal"/>
    </style:style>
    <style:style style:name="T5" style:family="text">
      <style:text-properties fo:font-variant="normal" fo:text-transform="none" fo:color="#404040" style:font-name="Lato" fo:font-size="12pt" fo:letter-spacing="normal" fo:font-style="normal" fo:font-weight="normal"/>
    </style:style>
    <style:style style:name="T6" style:family="text">
      <style:text-properties fo:font-variant="normal" fo:text-transform="none" fo:color="#404040" fo:letter-spacing="normal"/>
    </style:style>
    <style:style style:name="T7" style:family="text">
      <style:text-properties fo:font-variant="normal" fo:text-transform="none" fo:color="#9b59b6" style:text-line-through-style="none" style:text-line-through-type="none" style:font-name="Lato" fo:font-size="12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212529" style:font-name="IBMPlexMono" fo:font-size="10.5pt" fo:letter-spacing="normal" fo:font-style="normal" fo:font-weight="normal" fo:background-color="#add58a" loext:char-shading-value="0"/>
    </style:style>
    <style:style style:name="T9" style:family="text">
      <style:text-properties fo:font-variant="normal" fo:text-transform="none" fo:color="#e74c3c" style:font-name="SFMono-Regular" fo:font-size="9pt" fo:letter-spacing="normal" fo:font-style="normal" fo:font-weight="normal"/>
    </style:style>
    <style:style style:name="T10" style:family="text">
      <style:text-properties fo:font-variant="normal" fo:text-transform="none" fo:color="#e74c3c" style:font-name="SFMono-Regular" fo:font-size="9pt" fo:letter-spacing="normal" fo:font-style="normal" fo:font-weight="normal" fo:background-color="#ffffff" loext:char-shading-value="0" loext:padding-left="0.052in" loext:padding-right="0.052in" loext:padding-top="0.0209in" loext:padding-bottom="0.0209in" loext:border="0.06pt solid #e1e4e5"/>
    </style:style>
    <style:style style:name="T11" style:family="text">
      <style:text-properties fo:font-variant="normal" fo:text-transform="none" fo:color="#e74c3c" style:font-name="SFMono-Regular" fo:letter-spacing="normal" fo:font-style="normal" fo:font-weight="normal"/>
    </style:style>
    <style:style style:name="T12" style:family="text">
      <style:text-properties fo:font-variant="normal" fo:text-transform="none" fo:color="#e74c3c" fo:letter-spacing="normal"/>
    </style:style>
    <style:style style:name="T13" style:family="text">
      <style:text-properties fo:color="#008000"/>
    </style:style>
    <style:style style:name="T14" style:family="text">
      <style:text-properties fo:color="#ba2121"/>
    </style:style>
    <style:style style:name="T15" style:family="text">
      <style:text-properties fo:color="#ba2121" style:font-name="SFMono-Regular" fo:font-size="9pt" fo:font-style="normal" fo:font-weight="normal"/>
    </style:style>
    <style:style style:name="T16" style:family="text">
      <style:text-properties fo:color="#408080" fo:font-style="italic"/>
    </style:style>
    <style:style style:name="T17" style:family="text">
      <style:text-properties officeooo:rsid="001cb702"/>
    </style:style>
    <style:style style:name="T18" style:family="text">
      <style:text-properties style:font-name="SFMono-Regular" fo:font-size="9pt" fo:font-style="normal" fo:font-weight="normal"/>
    </style:style>
    <style:style style:name="T19" style:family="text">
      <style:text-properties fo:color="#bb6622" fo:font-weight="bold"/>
    </style:style>
    <style:style style:name="T20" style:family="text">
      <style:text-properties fo:color="#bb6622" style:font-name="SFMono-Regular" fo:font-size="9pt" fo:font-style="normal" fo:font-weight="bol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ation problem:</text:p>
      <text:h text:style-name="P22" text:outline-level="2">Install mmdetection</text:h>
      <text:p text:style-name="P8">a. Create a conda virtual environment and activate it.</text:p>
      <text:p text:style-name="P11">conda create -n open-mmlab <text:span text:style-name="T2">python</text:span><text:span text:style-name="T3">=3</text:span>.7 -y</text:p>
      <text:p text:style-name="P16">conda activate open-mmlab</text:p>
      <text:p text:style-name="P9"><text:span text:style-name="T5">b. Install PyTorch and torchvision following the </text:span><text:a xlink:type="simple" xlink:href="https://pytorch.org/" text:style-name="Internet_20_link" text:visited-style-name="Visited_20_Internet_20_Link"><text:span text:style-name="T7">official instructions</text:span></text:a><text:span text:style-name="T5">, e.g.,</text:span></text:p>
      <text:p text:style-name="P13">conda install pytorch torchvision -c pytorch</text:p>
      <text:p text:style-name="P14">Here I change to the next one because my cuda version is 10.0, which I tried many times to replaced with CUDA 10.1 but failed at last. So I kept it and used the following command:.</text:p>
      <text:h text:style-name="P24" text:outline-level="5"><text:bookmark text:name="linux-and-windows"/>Linux and Windows</text:h>
      <text:p text:style-name="P21"><text:span text:style-name="Source_20_Text"><text:span text:style-name="T8"># CUDA 10.0</text:span></text:span></text:p>
      <text:p text:style-name="P21"><text:span text:style-name="Source_20_Text"><text:span text:style-name="T8">conda install pytorch==1.2.0 torchvision==0.4.0 cudatoolkit=10.0 -c pytorch</text:span></text:span></text:p>
      <text:p text:style-name="P14"/>
      <text:p text:style-name="P8">c. Clone the mmdetection repository.</text:p>
      <text:p text:style-name="P11">git clone https://github.com/open-mmlab/mmdetection.git</text:p>
      <text:p text:style-name="P16"><text:span text:style-name="T13">cd</text:span> mmdetection</text:p>
      <text:p text:style-name="P8">d. Install build requirements and then install mmdetection. (We install pycocotools via the github repo instead of pypi because the pypi version is old and not compatible with the latest numpy.)</text:p>
      <text:p text:style-name="P11">pip install -r requirements/build.txt</text:p>
      <text:p text:style-name="P16">pip install <text:span text:style-name="T14">"git+https://github.com/cocodataset/cocoapi.git#subdirectory=PythonAPI"</text:span></text:p>
      <text:p text:style-name="P16">pip install -v -e . <text:s/><text:span text:style-name="T16"># or "python setup.py develop"</text:span></text:p>
      <text:p text:style-name="P4"><text:span text:style-name="T1">At last I also installed the optional files (</text:span><text:span text:style-name="T5">To use optional dependencies like </text:span><text:span text:style-name="Source_20_Text"><text:span text:style-name="T10">albumentations</text:span></text:span><text:span text:style-name="T6"> </text:span><text:span text:style-name="T5">and </text:span><text:span text:style-name="Source_20_Text"><text:span text:style-name="T10">imagecorruptions</text:span></text:span><text:span text:style-name="T6"> </text:span><text:span text:style-name="T5">either install them manually</text:span><text:span text:style-name="T17">):</text:span></text:p>
      <text:p text:style-name="P2"><text:span text:style-name="T9">pip</text:span><text:span text:style-name="T12"> </text:span><text:span text:style-name="T9">install</text:span><text:span text:style-name="T12"> </text:span><text:span text:style-name="T9">-r</text:span><text:span text:style-name="T12"> </text:span><text:span text:style-name="T9">requirements/optional.txt</text:span></text:p>
      <text:p text:style-name="P1"/>
      <text:h text:style-name="P22" text:outline-level="2">Another option: Docker Image</text:h>
      <text:p text:style-name="P9"><text:span text:style-name="T5">We provide a </text:span><text:a xlink:type="simple" xlink:href="https://github.com/open-mmlab/mmdetection/blob/master/docker/Dockerfile" text:style-name="Internet_20_link" text:visited-style-name="Visited_20_Internet_20_Link"><text:span text:style-name="T7">Dockerfile</text:span></text:a><text:span text:style-name="T5"> to build an image.</text:span></text:p>
      <text:p text:style-name="P15"># build an image with PyTorch 1.1, CUDA 10.0 and CUDNN 7.5</text:p>
      <text:p text:style-name="P16">docker build -t mmdetection docker/</text:p>
      <text:p text:style-name="P1"/>
      <text:p text:style-name="P3"><text:span text:style-name="T9"/></text:p>
      <text:p text:style-name="P5"><text:span text:style-name="T11">It took me a little bit time to finish this </text:span></text:p>
      <text:p text:style-name="P5"><text:span text:style-name="T11"/></text:p>
      <text:h text:style-name="P23" text:outline-level="2"><text:soft-page-break/>Prepare datasets</text:h>
      <text:p text:style-name="P9"><text:span text:style-name="T5">It is recommended to symlink the dataset root to </text:span><text:span text:style-name="Source_20_Text"><text:span text:style-name="T10">$MMDETECTION/data</text:span></text:span><text:span text:style-name="T5">. If your folder structure is different, you may need to change the corresponding paths in config files.</text:span></text:p>
      <text:p text:style-name="P10">mmdetection</text:p>
      <text:p text:style-name="P17">├── <text:span text:style-name="T18">mmdet</text:span></text:p>
      <text:p text:style-name="P17">├── <text:span text:style-name="T18">tools</text:span></text:p>
      <text:p text:style-name="P17">├── <text:span text:style-name="T18">configs</text:span></text:p>
      <text:p text:style-name="P17">├── <text:span text:style-name="T18">data</text:span></text:p>
      <text:p text:style-name="P17">│ <text:s text:c="2"/>├── <text:span text:style-name="T18">coco</text:span></text:p>
      <text:p text:style-name="P17">│ <text:s text:c="2"/>│ <text:s text:c="2"/>├── <text:span text:style-name="T18">annotations</text:span></text:p>
      <text:p text:style-name="P17">│ <text:s text:c="2"/>│ <text:s text:c="2"/>├── <text:span text:style-name="T18">train2017</text:span></text:p>
      <text:p text:style-name="P17">│ <text:s text:c="2"/>│ <text:s text:c="2"/>├── <text:span text:style-name="T18">val2017</text:span></text:p>
      <text:p text:style-name="P17">│ <text:s text:c="2"/>│ <text:s text:c="2"/>├── <text:span text:style-name="T18">test2017</text:span></text:p>
      <text:p text:style-name="P17">│ <text:s text:c="2"/>├── <text:span text:style-name="T18">cityscapes</text:span></text:p>
      <text:p text:style-name="P17">│ <text:s text:c="2"/>│ <text:s text:c="2"/>├── <text:span text:style-name="T18">annotations</text:span></text:p>
      <text:p text:style-name="P17">│ <text:s text:c="2"/>│ <text:s text:c="2"/>├── <text:span text:style-name="T18">leftImg8bit</text:span></text:p>
      <text:p text:style-name="P17">│ <text:s text:c="2"/>│ <text:s text:c="2"/>│ <text:s text:c="2"/>├── <text:span text:style-name="T18">train</text:span></text:p>
      <text:p text:style-name="P17">│ <text:s text:c="2"/>│ <text:s text:c="2"/>│ <text:s text:c="2"/>├── <text:span text:style-name="T18">val</text:span></text:p>
      <text:p text:style-name="P17">│ <text:s text:c="2"/>│ <text:s text:c="2"/>├── <text:span text:style-name="T18">gtFine</text:span></text:p>
      <text:p text:style-name="P17">│ <text:s text:c="2"/>│ <text:s text:c="2"/>│ <text:s text:c="2"/>├── <text:span text:style-name="T18">train</text:span></text:p>
      <text:p text:style-name="P17">│ <text:s text:c="2"/>│ <text:s text:c="2"/>│ <text:s text:c="2"/>├── <text:span text:style-name="T18">val</text:span></text:p>
      <text:p text:style-name="P17">│ <text:s text:c="2"/>├── <text:span text:style-name="T18">VOCdevkit</text:span></text:p>
      <text:p text:style-name="P17">│ <text:s text:c="2"/>│ <text:s text:c="2"/>├── <text:span text:style-name="T18">VOC2007</text:span></text:p>
      <text:p text:style-name="P17">│ <text:s text:c="2"/>│ <text:s text:c="2"/>├── <text:span text:style-name="T18">VOC2012</text:span></text:p>
      <text:p text:style-name="P8">The cityscapes annotations have to b</text:p>
      <text:p text:style-name="P7">Test Mask R-CNN on COCO test-dev with 8 GPUs, and generate the json file to be submit to the official evaluation server.</text:p>
      <text:p text:style-name="P10">./tools/dist_test.sh configs/mask_rcnn_r50_fpn_1x.py <text:span text:style-name="T19">\</text:span></text:p>
      <text:p text:style-name="P17"><text:s text:c="4"/><text:span text:style-name="T18">checkpoints/mask_rcnn_r50_fpn_1x_20181010-069fa190.pth </text:span><text:span text:style-name="T20">\</text:span></text:p>
      <text:p text:style-name="P17"><text:s text:c="4"/><text:span text:style-name="T4">8</text:span><text:span text:style-name="T18"> --format_only --options </text:span><text:span text:style-name="T15">"jsonfile_prefix=./mask_rcnn_test-dev_results"</text:span></text:p>
      <text:p text:style-name="P6">But it seems that I didn’t have 8 GPU, acturally there are 4 GPU.</text:p>
      <text:p text:style-name="P12">./tools/dist_test.sh configs/mask_rcnn_r50_fpn_1x.py <text:span text:style-name="T19">\</text:span></text:p>
      <text:p text:style-name="P18"><text:s text:c="4"/><text:span text:style-name="T18">checkpoints/mask_rcnn_r50_fpn_1x_20181010-069fa190.pth </text:span><text:span text:style-name="T20">\</text:span></text:p>
      <text:p text:style-name="P19"><text:s text:c="4"/><text:span text:style-name="T4">4</text:span><text:span text:style-name="T18"> --format_only --options </text:span><text:span text:style-name="T15">"jsonfile_prefix=./mask_rcnn_test-dev_results"</text:span></text:p>
      <text:p text:style-name="P19"><text:span text:style-name="T15"/></text:p>
      <text:p text:style-name="P20"><text:span text:style-name="T15">but the files in COCO/data/val2017 are not found.</text:span></text:p>
      <text:p text:style-name="P20"><text:span text:style-name="T15"/></text:p>
      <text:p text:style-name="P20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ightSans" svg:font-family="FreightSans"/>
    <style:font-face style:name="IBMPlexMono" svg:font-family="IBMPlexMono, SFMono-Regular, Menlo, Monaco, Consolas, 'Liberation Mono', 'Courier New', monospace"/>
    <style:font-face style:name="Lato" svg:font-family="Lato, proxima-nova, 'Helvetica Neue', Arial, sans-serif"/>
    <style:font-face style:name="Lohit Devanagari1" svg:font-family="'Lohit Devanagari'"/>
    <style:font-face style:name="Roboto Slab" svg:font-family="'Roboto Slab', ff-tisa-web-pro, Georgia, Arial, sans-serif"/>
    <style:font-face style:name="SFMono-Regular" svg:font-family="SFMono-Regular, Menlo, Monaco, Consolas, 'Liberation Mono', 'Courier New', 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14:44:17.670996500</meta:creation-date>
    <dc:date>2020-03-24T15:35:43.287027451</dc:date>
    <meta:editing-duration>PT20M5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58" meta:word-count="383" meta:character-count="2621" meta:non-whitespace-character-count="2216"/>
  </office:meta>
</office:document-meta>
</file>